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6.926cm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6.926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5.986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5.86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15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5.104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cm" fo:min-width="2.85cm"/>
    </style:style>
    <style:style style:name="gr9" style:family="graphic" style:parent-style-name="standard">
      <style:graphic-properties draw:textarea-horizontal-align="justify" draw:textarea-vertical-align="middle" draw:auto-grow-height="false" fo:min-height="1.324cm" fo:min-width="4.6cm"/>
    </style:style>
    <style:style style:name="gr10" style:family="graphic" style:parent-style-name="standard">
      <style:graphic-properties draw:textarea-horizontal-align="justify" draw:textarea-vertical-align="middle" draw:auto-grow-height="false" fo:min-height="1.198cm" fo:min-width="5.09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10.5cm" svg:height="2.2cm" svg:x="6.1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0.5cm" svg:height="1.9cm" svg:x="6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0.3cm" svg:height="2.7cm" svg:x="5.6cm" svg:y="4.5cm">
          <text:p text:style-name="P1">Wpisz liczbę całkowitą a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9" draw:id="id9" draw:layer="layout" svg:width="10.1cm" svg:height="2.7cm" svg:x="5.5cm" svg:y="8cm">
          <text:p text:style-name="P1">Wpisz liczbę całkowitą b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9.3cm" svg:height="3.4cm" svg:x="6.6cm" svg:y="11.6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" draw:id="id2" draw:layer="layout" svg:width="8.9cm" svg:height="2.5cm" svg:x="0.8cm" svg:y="15.1cm">
          <text:p text:style-name="P1">Wypisz:</text:p>
          <text:p text:style-name="P1">a jest większe od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s" svg:x1="6.6cm" svg:y1="13.3cm" svg:x2="5.25cm" svg:y2="15.1cm" draw:start-shape="id1" draw:start-glue-point="5" draw:end-shape="id2" draw:end-glue-point="5" svg:d="M6600 13300h-501l-849 1299v501" svg:viewBox="0 0 1351 1801">
          <text:p text:style-name="P1">TAK</text:p>
        </draw:connector>
        <draw:custom-shape draw:style-name="gr8" draw:text-style-name="P1" xml:id="id3" draw:id="id3" draw:layer="layout" svg:width="6.7cm" svg:height="3.1cm" svg:x="9.9cm" svg:y="15.7cm">
          <text:p text:style-name="P1">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s" svg:x1="15.9cm" svg:y1="13.3cm" svg:x2="13.25cm" svg:y2="15.7cm" draw:start-shape="id1" draw:start-glue-point="7" draw:end-shape="id3" draw:end-glue-point="4" svg:d="M15900 13300h502l-3152 1899v501" svg:viewBox="0 0 3153 2401">
          <text:p text:style-name="P1">NIE</text:p>
        </draw:connector>
        <draw:custom-shape draw:style-name="gr9" draw:text-style-name="P1" xml:id="id4" draw:id="id4" draw:layer="layout" svg:width="8.1cm" svg:height="2.5cm" svg:x="4.4cm" svg:y="19.2cm">
          <text:p text:style-name="P1">Wypisz:</text:p>
          <text:p text:style-name="P1">B jest większe od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s" svg:x1="9.9cm" svg:y1="17.25cm" svg:x2="8.45cm" svg:y2="19.2cm" draw:start-shape="id3" draw:start-glue-point="5" draw:end-shape="id4" draw:end-glue-point="5" svg:d="M9900 17250h-501l-949 1449v501" svg:viewBox="0 0 1451 1951">
          <text:p text:style-name="P1">TAK</text:p>
        </draw:connector>
        <draw:custom-shape draw:style-name="gr10" draw:text-style-name="P1" xml:id="id5" draw:id="id5" draw:layer="layout" svg:width="8.89cm" svg:height="2.3cm" svg:x="11.6cm" svg:y="19.3cm">
          <text:p text:style-name="P1">Wypisz:</text:p>
          <text:p text:style-name="P1">Liczby są sobie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s" svg:x1="16.6cm" svg:y1="17.25cm" svg:x2="17.156cm" svg:y2="19.3cm" draw:start-shape="id3" draw:start-glue-point="7" draw:end-shape="id5" draw:end-glue-point="4" svg:d="M16600 17250h502l54 1549v501" svg:viewBox="0 0 557 2051">
          <text:p text:style-name="P1">NIE</text:p>
        </draw:connector>
        <draw:connector draw:style-name="gr11" draw:text-style-name="P2" draw:layer="layout" draw:type="lines" draw:line-skew="0cm -2.498cm" svg:x1="4.137cm" svg:y1="17.6cm" svg:x2="6cm" svg:y2="25.55cm" draw:start-shape="id2" draw:start-glue-point="7" draw:end-shape="id6" draw:end-glue-point="6" svg:d="M4137 17600v502l-1137 7448h3000" svg:viewBox="0 0 3001 7951">
          <text:p/>
        </draw:connector>
        <draw:connector draw:style-name="gr11" draw:text-style-name="P2" draw:layer="layout" draw:type="lines" svg:x1="7.437cm" svg:y1="21.7cm" svg:x2="7.537cm" svg:y2="24.878cm" draw:start-shape="id4" draw:start-glue-point="7" draw:end-shape="id6" draw:end-glue-point="5" svg:d="M7437 21700v502l100 1897v779" svg:viewBox="0 0 101 3179">
          <text:p/>
        </draw:connector>
        <draw:connector draw:style-name="gr11" draw:text-style-name="P2" draw:layer="layout" draw:type="lines" svg:x1="16.045cm" svg:y1="21.6cm" svg:x2="14.963cm" svg:y2="24.878cm" draw:start-shape="id5" draw:start-glue-point="8" draw:end-shape="id6" draw:end-glue-point="11" svg:d="M16045 21600v502l-1082 1997v779" svg:viewBox="0 0 1083 3279">
          <text:p/>
        </draw:connector>
        <draw:connector draw:style-name="gr11" draw:text-style-name="P2" draw:layer="layout" draw:type="lines" svg:x1="11.35cm" svg:y1="3.5cm" svg:x2="12.038cm" svg:y2="4.5cm" draw:start-shape="id7" draw:start-glue-point="8" draw:end-shape="id8" draw:end-glue-point="4" svg:d="M11350 3500v501l688-2v501" svg:viewBox="0 0 689 1001">
          <text:p/>
        </draw:connector>
        <draw:connector draw:style-name="gr11" draw:text-style-name="P2" draw:layer="layout" draw:type="lines" svg:x1="10.75cm" svg:y1="7.2cm" svg:x2="11.813cm" svg:y2="8cm" draw:start-shape="id8" draw:start-glue-point="8" draw:end-shape="id9" draw:end-glue-point="4" svg:d="M10750 7200v502l1063-203v501" svg:viewBox="0 0 1064 801">
          <text:p/>
        </draw:connector>
        <draw:connector draw:style-name="gr11" draw:text-style-name="P2" draw:layer="layout" draw:type="lines" svg:x1="10.55cm" svg:y1="10.7cm" svg:x2="11.25cm" svg:y2="11.6cm" draw:start-shape="id9" draw:start-glue-point="8" draw:end-shape="id1" draw:end-glue-point="4" svg:d="M10550 10700v502l700-103v501" svg:viewBox="0 0 7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18:25:27.378686718</meta:creation-date>
    <dc:date>2019-09-20T18:35:56.110750656</dc:date>
    <meta:editing-duration>PT18S</meta:editing-duration>
    <meta:editing-cycles>1</meta:editing-cycles>
    <meta:document-statistic meta:object-count="19"/>
    <meta:generator>LibreOffice/6.2.6.2$Linux_X86_64 LibreOffice_project/20$Build-2</meta:generator>
  </office:meta>
</office:document-meta>
</file>